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system-ui, 'Apple Color Emoji', 'Segoe UI Emoji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, system-ui, 'Apple Color Emoji', 'Segoe UI Emoji'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1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egoe UI1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" style:family="paragraph" style:parent-style-name="Standard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  <style:text-properties style:font-name="Segoe UI1" fo:font-size="10.5pt" fo:font-weight="normal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CESOSO Y MAS</text:p>
      <text:p text:style-name="P5"/>
      <text:p text:style-name="P4">1) Para comprobar cómo funciona el ejecutar un trabajo en tarea de fondo, vamos a ejecutar un trabajo que requiere mucho cálculo y poca interacción con el usuario. Dicha tarea requiere la ejecución de un programa cuyo código se encuentra en el fichero /home/ficherodatos/factoriales. Ese programa calcula el factorial de una serie de números. Para ejecutarlo se deberá copiar el fichero en algún directorio propio y se le debe dar permiso de ejecución. A continuación, se debe crear un fichero de entrada (p.e. llamado numeros), con un número en cada línea (del 10 al 50 más o menos) y utilizarlo como entrada del programa. La salida se debe redireccionar a otro fichero (p.e. llamado resultado).<text:line-break/>Razona con claridad las siguientes cuestiones relacionadas con la ejecución, como tarea de fondo, de este programa:<text:line-break/>• ¿Qué línea de comandos has usado para ejecutar el programa factoriales como tarea de fondo?</text:p>
      <text:p text:style-name="P4">• ¿Qué orden puedes usar para comprobar si ha finalizado o no la ejecución?<text:line-break/>• Una vez finalizada la ejecución de la tarea, ¿son lógicos los números almacenados en el fichero resultado?</text:p>
      <text:p text:style-name="P4"/>
      <text:p text:style-name="P3">2) Editar un fichero que contenga en cada línea los comandos necesarios para resolver cada uno de los apartados siguientes, teniendo en cuenta que dichas acciones se realizaran a partir del directorio de inicio. Mientras no se indique lo contrario, todas las acciones se realizarán en dicho directorio de inicio y en una única línea de comandos (sin usar el carácter ;).<text:line-break/>a) Crea un directorio de nombre actividad.<text:line-break/>b) Crea un fichero llamado ayuda, que contenga la ayuda que el comando man proporciona sobre la orden ps.<text:line-break/>c) Mueve el fichero ayuda al directorio actividad.<text:line-break/>d) Posiciónate en el directorio actividad.<text:line-break/>e) Copia el fichero ayuda en un fichero llamado copiaayuda.<text:line-break/>f) Compara los ficheros ayuda y copiaayuda.<text:line-break/>g) Añade al final del fichero ayuda la información que proporciona man sobre el comando nice.<text:line-break/>h) Usando el editor vi, añade al fichero ayuda el siguiente texto “Linux es un Sistema Operativo de tiempo compartido” en las líneas 10, 20 y 30.<text:line-break/>i) Compara de nuevo los ficheros ayuda y copiaayuda.<text:line-break/>j) Comprime los ficheros ayuda y copiaayuda (sin machacar los ficheros originales).<text:line-break/>k) Empaqueta los ficheros comprimidos en el apartado j) en un fichero llamado ayuda.tar.<text:line-break/>l) Crea un directorio de nombre desempaquetar.<text:line-break/>m) Mueve al directorio desempaquetar el fichero ayuda.tar.<text:line-break/>n) Posiciónate en el directorio desempaquetar.<text:line-break/>o) Desempaqueta el contenido del fichero ayuda.tar.<text:line-break/>p) Descomprime los ficheros ayuda y copiaayudaque has obtenido del paso anterior.<text:line-break/>q) Muestra los procesos que se están ejecutando en tu terminal.<text:line-break/>r) Visualiza la última línea de todas las líneas que contienen la palabra “Linux” del fichero ayuda.<text:line-break/>s) Posiciónate en tu directorio de recepción.<text:line-break/>t) Elimina el directorio actividad.<text:line-break/>u) Suponiendo que en el sistema está conectada tu profesora, envíale un mensaje informándole del tiempo que llevas empleado en realizar esta actividad.<text:line-break/>v) Deniega la recepción de mensajes.<text:line-break/>w) Comprueba si puedes o no recibir mensajes.<text:line-break/>x) Localiza la ubicación de las utilidades tar y bzip2.<text:line-break/>y) Muestra los archivos relacionados con las utilidades man y bunzip2</text:p>
      <text:p text:style-name="P3"><text:line-break/></text:p>
      <text:p text:style-name="P3"/>
      <text:list xml:id="list1723053678709772692" text:style-name="L1">
        <text:list-item>
          <text:p text:style-name="P8"><text:soft-page-break/>Implementa y ejecuta un programa en C o C++ que funcione como una calculadora para números reales. Las operaciones que debe permitir dicha calculadora son: sumar, restar, multiplicar y<text:line-break/>dividir. Tanto la operación a realizar como los operandos, deberán ser introducidos por el usuario mediante el teclado.</text:p>
        </text:list-item>
      </text:list>
      <text:p text:style-name="P2"/>
      <text:p text:style-name="P2">#include&lt;stdio.h&gt;</text:p>
      <text:p text:style-name="P2">int main() {</text:p>
      <text:p text:style-name="P2"><text:tab/></text:p>
      <text:p text:style-name="P2"><text:tab/>int num1;</text:p>
      <text:p text:style-name="P2"><text:tab/>int num2;</text:p>
      <text:p text:style-name="P2"><text:tab/>int op;</text:p>
      <text:p text:style-name="P2"><text:tab/>int resultado;</text:p>
      <text:p text:style-name="P2"><text:tab/>printf("Introduzca el primer operando:\n");</text:p>
      <text:p text:style-name="P2"><text:tab/>scanf("%d",&amp;num1);</text:p>
      <text:p text:style-name="P2"><text:tab/>printf("Introduzca el segundo operando:\n");</text:p>
      <text:p text:style-name="P2"><text:tab/>scanf("%d", &amp;num2);</text:p>
      <text:p text:style-name="P2"><text:tab/>printf("Introduzca la operación a realizar:\n");</text:p>
      <text:p text:style-name="P2"><text:tab/>printf("1/Suma\n");</text:p>
      <text:p text:style-name="P2"><text:tab/>printf("2/Resta\n");</text:p>
      <text:p text:style-name="P2"><text:tab/>printf("3/Multiplicacion\n");</text:p>
      <text:p text:style-name="P2"><text:tab/>printf("4/Division\n");</text:p>
      <text:p text:style-name="P2"><text:tab/>scanf("%d", &amp;op);</text:p>
      <text:p text:style-name="P2"><text:tab/>switch(op){</text:p>
      <text:p text:style-name="P2"><text:tab/><text:tab/>case 1: resultado = num1 + num2;</text:p>
      <text:p text:style-name="P2"><text:tab/><text:tab/><text:tab/>printf("El resultado de la suma de %d y %d es %d\n", num1, num2, resultado);</text:p>
      <text:p text:style-name="P2"><text:tab/><text:tab/><text:tab/>break;</text:p>
      <text:p text:style-name="P2"><text:tab/><text:tab/>case 2: resultado = num1 - num2;</text:p>
      <text:p text:style-name="P2"><text:tab/><text:tab/><text:tab/>printf("El resultado de la resta de %d y %d es %d\n", num1, num2, resultado);</text:p>
      <text:p text:style-name="P2"><text:tab/><text:tab/><text:tab/>break;</text:p>
      <text:p text:style-name="P2"><text:tab/><text:tab/>case 3: resultado = num1 * num2;</text:p>
      <text:p text:style-name="P2"><text:tab/><text:tab/><text:tab/>printf("El resultado de la multiplicacion de %d y %d es %d\n", num1, num2, resultado);</text:p>
      <text:p text:style-name="P2"><text:tab/><text:tab/><text:tab/>break;</text:p>
      <text:p text:style-name="P2"><text:tab/><text:tab/>case 4: resultado = num1 / num2;</text:p>
      <text:p text:style-name="P2"><text:tab/><text:tab/><text:tab/>printf("El resultado de la division de %d y %d es %d\n", num1, num2, resultado);</text:p>
      <text:p text:style-name="P2"><text:tab/><text:tab/><text:tab/>break;</text:p>
      <text:p text:style-name="P2"><text:tab/><text:tab/>default: printf("Operacion introducida no válida\nº");</text:p>
      <text:p text:style-name="P2"><text:tab/>}</text:p>
      <text:p text:style-name="P2"><text:tab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system-ui, 'Apple Color Emoji', 'Segoe UI Emoji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, system-ui, 'Apple Color Emoji', 'Segoe UI Emoji'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57S</meta:editing-duration>
    <meta:editing-cycles>4</meta:editing-cycles>
    <meta:generator>OpenOffice/4.1.7$Win32 OpenOffice.org_project/417m1$Build-9800</meta:generator>
    <dc:date>2022-02-15T11:47:21.79</dc:date>
    <dc:creator>javier loureiro</dc:creator>
    <meta:document-statistic meta:table-count="0" meta:image-count="0" meta:object-count="0" meta:page-count="2" meta:paragraph-count="40" meta:word-count="698" meta:character-count="4437"/>
    <meta:user-defined meta:name="Info 1"/>
    <meta:user-defined meta:name="Info 2"/>
    <meta:user-defined meta:name="Info 3"/>
    <meta:user-defined meta:name="Info 4"/>
  </office:meta>
</office:document-meta>
</file>